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c4ed" officeooo:paragraph-rsid="0003c4ed"/>
    </style:style>
    <style:style style:name="P2" style:family="paragraph" style:parent-style-name="Standard">
      <style:text-properties fo:font-size="18pt" fo:font-weight="bold" officeooo:rsid="0003c4ed" officeooo:paragraph-rsid="0003c4e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4pt" officeooo:rsid="0003c4ed" officeooo:paragraph-rsid="0003c4ed" style:font-size-asian="12.25pt" style:font-size-complex="14pt"/>
    </style:style>
    <style:style style:name="P4" style:family="paragraph" style:parent-style-name="Standard">
      <style:text-properties fo:font-size="14pt" style:text-underline-style="solid" style:text-underline-width="auto" style:text-underline-color="font-color" officeooo:rsid="0003c9dd" officeooo:paragraph-rsid="0003c9dd" style:font-size-asian="12.25pt" style:font-size-complex="14pt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bold" officeooo:rsid="0003c9dd" officeooo:paragraph-rsid="0003c9dd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normal" officeooo:rsid="0003c9dd" officeooo:paragraph-rsid="0003c9dd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normal" officeooo:rsid="0003fae3" officeooo:paragraph-rsid="0003fae3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normal" officeooo:rsid="0003fae3" officeooo:paragraph-rsid="0004e5ed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style:text-underline-style="solid" style:text-underline-width="auto" style:text-underline-color="font-color" fo:font-weight="normal" officeooo:rsid="00057514" officeooo:paragraph-rsid="00057514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style:text-underline-style="solid" style:text-underline-width="auto" style:text-underline-color="font-color" fo:font-weight="normal" officeooo:rsid="00057514" officeooo:paragraph-rsid="000655ac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style:text-underline-style="solid" style:text-underline-width="auto" style:text-underline-color="font-color" fo:font-weight="normal" officeooo:rsid="000655ac" officeooo:paragraph-rsid="000655ac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style:text-underline-style="solid" style:text-underline-width="auto" style:text-underline-color="font-color" fo:font-weight="normal" officeooo:rsid="000655ac" officeooo:paragraph-rsid="0007ea43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6pt" fo:font-weight="bold" officeooo:rsid="0003c4ed" officeooo:paragraph-rsid="0003c4ed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style:text-underline-style="solid" style:text-underline-width="auto" style:text-underline-color="font-color" fo:font-weight="bold" officeooo:rsid="0003c9dd" officeooo:paragraph-rsid="0003c9dd" style:font-size-asian="16pt" style:font-weight-asian="bold" style:font-size-complex="16pt" style:font-weight-complex="bold"/>
    </style:style>
    <style:style style:name="P15" style:family="paragraph" style:parent-style-name="Standard">
      <style:text-properties fo:font-size="16pt" style:text-underline-style="solid" style:text-underline-width="auto" style:text-underline-color="font-color" fo:font-weight="bold" officeooo:rsid="00057514" officeooo:paragraph-rsid="00057514" style:font-size-asian="16pt" style:font-weight-asian="bold" style:font-size-complex="16pt" style:font-weight-complex="bold"/>
    </style:style>
    <style:style style:name="P16" style:family="paragraph" style:parent-style-name="Standard">
      <style:text-properties fo:font-size="16pt" style:text-underline-style="solid" style:text-underline-width="auto" style:text-underline-color="font-color" fo:font-weight="bold" officeooo:rsid="00057514" officeooo:paragraph-rsid="0007ea43" style:font-size-asian="16pt" style:font-weight-asian="bold" style:font-size-complex="16pt" style:font-weight-complex="bold"/>
    </style:style>
    <style:style style:name="T1" style:family="text">
      <style:text-properties officeooo:rsid="0003c9dd"/>
    </style:style>
    <style:style style:name="T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3fae3"/>
    </style:style>
    <style:style style:name="T6" style:family="text">
      <style:text-properties style:text-underline-style="none" officeooo:rsid="0004e5ed"/>
    </style:style>
    <style:style style:name="T7" style:family="text">
      <style:text-properties style:text-underline-style="none" officeooo:rsid="0003c9dd"/>
    </style:style>
    <style:style style:name="T8" style:family="text">
      <style:text-properties style:text-underline-style="none" officeooo:rsid="00050fbe"/>
    </style:style>
    <style:style style:name="T9" style:family="text">
      <style:text-properties style:text-underline-style="none" officeooo:rsid="000655ac"/>
    </style:style>
    <style:style style:name="T10" style:family="text">
      <style:text-properties style:text-underline-style="none" officeooo:rsid="0007ea43"/>
    </style:style>
    <style:style style:name="T11" style:family="text">
      <style:text-properties style:text-underline-style="none" officeooo:rsid="00094b5b"/>
    </style:style>
    <style:style style:name="T12" style:family="text">
      <style:text-properties style:text-underline-style="none" officeooo:rsid="00098b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GrandBook Application</text:p>
      <text:p text:style-name="P1"/>
      <text:p text:style-name="P13">1. Cel Strony</text:p>
      <text:p text:style-name="P13"/>
      <text:p text:style-name="P3"><text:span text:style-name="T3">Nauczyciel:</text:span> wystawianie ocen, dodawanie sprawdzianów, <text:span text:style-name="T1">uwagi i osiągnięcia, frekwencja, wysyłanie wiadomości, zebrania, opisy lekcji co się działo na niej i materiały, dodawanie zadań (jak na teams)</text:span></text:p>
      <text:p text:style-name="P3"/>
      <text:p text:style-name="P3"><text:span text:style-name="T2">Uczeń:</text:span> <text:span text:style-name="T1">wysyłanie wiadomości, przeglądanie ocen, frekwencji, </text:span></text:p>
      <text:p text:style-name="P3"/>
      <text:p text:style-name="P4">Ogólne:<text:span text:style-name="T4"> uczeń na tle klasy, dane ucznia, plan lekcji, lista nauczycieli i przedmiotów,</text:span></text:p>
      <text:p text:style-name="P4"><text:span text:style-name="T4">lista podręczników (przedmiot, tytuł, autor, wydawnictwo, opis, link do zakupu), </text:span></text:p>
      <text:p text:style-name="P4"><text:span text:style-name="T4">podział na przedmioty (nauczyciel dodaje tam materiały i kontaktuje się z uczniami)</text:span></text:p>
      <text:p text:style-name="P4"><text:span text:style-name="T4"/></text:p>
      <text:p text:style-name="P14"><text:span text:style-name="T4">2. Jakie Podstrony</text:span></text:p>
      <text:p text:style-name="P5"><text:span text:style-name="T4"/></text:p>
      <text:p text:style-name="P6"><text:span text:style-name="T4">- </text:span><text:span text:style-name="T5">Strona główna </text:span><text:span text:style-name="T8">(opis produktu dziennika szkolnego)</text:span></text:p>
      <text:p text:style-name="P6"><text:span text:style-name="T5">- Logowanie / Rejestracja</text:span></text:p>
      <text:p text:style-name="P6"><text:span text:style-name="T5">- Panel Główny (uczeń, wiadomości, przedmioty, data, czas, </text:span><text:span text:style-name="T6">plan lekcji, terminy sprawdzianów, )</text:span></text:p>
      <text:p text:style-name="P6"><text:span text:style-name="T5">- Uczeń </text:span><text:span text:style-name="T6">(oceny, frekwencja, uwagi i osiągnięcia, uczeń na tle klasy, zebrania, sprawdziany, podręczniki, plan lekcji)</text:span></text:p>
      <text:p text:style-name="P6"><text:span text:style-name="T5">- Wiadomości </text:span><text:span text:style-name="T6">(Odebrane, wysłane, usunięte)</text:span></text:p>
      <text:p text:style-name="P6"><text:span text:style-name="T5">- Przedmioty (lista przedmiotów z nazwą i zdjęciem)</text:span></text:p>
      <text:p text:style-name="P6"><text:span text:style-name="T5">- Kalendarz </text:span><text:span text:style-name="T6">(lista zadań i sprawdzianów do oddania, zebrania, wycieczki)</text:span></text:p>
      <text:p text:style-name="P6"><text:span text:style-name="T5">- Oceny </text:span><text:span text:style-name="T6">(lista ocen z podziałem na semestry)</text:span></text:p>
      <text:p text:style-name="P6"><text:span text:style-name="T5">- Frekwencja </text:span><text:span text:style-name="T6">(łączna frekwencja, podzielona na przedmioty, usprawiedliwianie nieobecności)</text:span></text:p>
      <text:p text:style-name="P6"><text:span text:style-name="T5">- Uwagi i osiągnięcia </text:span><text:span text:style-name="T6">(nazwa, przez kogo i opis)</text:span></text:p>
      <text:p text:style-name="P6"><text:span text:style-name="T5">- Uczeń na tle klasy </text:span><text:span text:style-name="T6">(diagramy ocen ile jest łącznie, jakich ocen, średnia klasy)</text:span></text:p>
      <text:p text:style-name="P6"><text:span text:style-name="T5">- Zebrania </text:span><text:span text:style-name="T6">(data, godzina, nazwa, opis, (również widoczne w kalendarzu))</text:span></text:p>
      <text:p text:style-name="P6"><text:span text:style-name="T5">- Plan lekcji </text:span><text:span text:style-name="T6">(podzielony na dni tygodnia, z rozpisanymi godzinami, napisane jak jest zastępstwo)</text:span></text:p>
      <text:p text:style-name="P7"><text:span text:style-name="T4">- Sprawdziany </text:span><text:span text:style-name="T6">(kto dodał, kiedy będzie, jaki przedmiot, co na nim będzie)</text:span></text:p>
      <text:p text:style-name="P8"><text:span text:style-name="T4">- Podręczniki </text:span><text:span text:style-name="T6">(</text:span><text:span text:style-name="T7">przedmiot, tytuł, autor, wydawnictwo, opis, link do zakupu</text:span><text:span text:style-name="T6">)</text:span></text:p>
      <text:p text:style-name="P8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oft-page-break/><text:span text:style-name="T7">3. </text:span><text:span text:style-name="T4">Inspiracje</text:span></text:p>
      <text:p text:style-name="P10"><text:span text:style-name="T4">- </text:span><text:span text:style-name="T9">(Uczeń Dashboard) </text:span><text:a xlink:type="simple" xlink:href="https://dribbble.com/shots/18444011-Project-Management-Dashboard-Design" text:style-name="Internet_20_link" text:visited-style-name="Visited_20_Internet_20_Link"><text:span text:style-name="T4">https://dribbble.com/shots/18444011-Project-Management-Dashboard-Design</text:span></text:a></text:p>
      <text:p text:style-name="P10"><text:span text:style-name="T4">- </text:span><text:span text:style-name="T9">(Uczeń Dashboard) </text:span><text:a xlink:type="simple" xlink:href="https://dribbble.com/shots/19637585-Analytics-Dashboard" text:style-name="Internet_20_link" text:visited-style-name="Visited_20_Internet_20_Link"><text:span text:style-name="T4">https://dribbble.com/shots/19637585-Analytics-Dashboard</text:span></text:a></text:p>
      <text:p text:style-name="P9"><text:span text:style-name="T4">- </text:span><text:span text:style-name="T9">(Uczeń Dashboard) </text:span><text:a xlink:type="simple" xlink:href="https://dribbble.com/shots/5920320-Business-Intelligence-Company-Stats" text:style-name="Internet_20_link" text:visited-style-name="Visited_20_Internet_20_Link"><text:span text:style-name="T4">https://dribbble.com/shots/5920320-Business-Intelligence-Company-Stats</text:span></text:a></text:p>
      <text:p text:style-name="P10"><text:span text:style-name="T4">- </text:span><text:span text:style-name="T9">(Login/Register Template) </text:span><text:a xlink:type="simple" xlink:href="https://dribbble.com/shots/11053589-School-Management-Tool-Landing-Page" text:style-name="Internet_20_link" text:visited-style-name="Visited_20_Internet_20_Link"><text:span text:style-name="T4">https://dribbble.com/shots/11053589-School-Management-Tool-Landing-Page</text:span></text:a></text:p>
      <text:p text:style-name="P11"><text:span text:style-name="T4">- (HomePage Template) </text:span><text:a xlink:type="simple" xlink:href="https://dribbble.com/shots/19216880-SaaS-Website-Design" text:style-name="Internet_20_link" text:visited-style-name="Visited_20_Internet_20_Link"><text:span text:style-name="T3">https://dribbble.com/shots/19216880-SaaS-Website-Design</text:span></text:a></text:p>
      <text:p text:style-name="P11"><text:span text:style-name="T4">- (HomePage Template) </text:span><text:a xlink:type="simple" xlink:href="https://dribbble.com/shots/18434813-Macro-Calorie-Counter-Landing-Page" text:style-name="Internet_20_link" text:visited-style-name="Visited_20_Internet_20_Link"><text:span text:style-name="T3">https://dribbble.com/shots/18434813-Macro-Calorie-Counter-Landing-Page</text:span></text:a></text:p>
      <text:p text:style-name="P11"><text:span text:style-name="T4">- (Teacher Dashboard) </text:span><text:a xlink:type="simple" xlink:href="https://dribbble.com/shots/16733148-People" text:style-name="Internet_20_link" text:visited-style-name="Visited_20_Internet_20_Link"><text:span text:style-name="T3">https://dribbble.com/shots/16733148-People</text:span></text:a></text:p>
      <text:p text:style-name="P11"><text:span text:style-name="T4">- (Uczeń Dashboard) </text:span><text:a xlink:type="simple" xlink:href="https://dribbble.com/shots/18614701-E-commerce-sales-dashboard" text:style-name="Internet_20_link" text:visited-style-name="Visited_20_Internet_20_Link"><text:span text:style-name="T3">https://dribbble.com/shots/18614701-E-commerce-sales-dashboard</text:span></text:a></text:p>
      <text:p text:style-name="P11"><text:span text:style-name="T4">- (Przedmioty Dashboard) </text:span><text:a xlink:type="simple" xlink:href="https://dribbble.com/shots/7877850-Accounts-Dashboard" text:style-name="Internet_20_link" text:visited-style-name="Visited_20_Internet_20_Link"><text:span text:style-name="T3">https://dribbble.com/shots/7877850-Accounts-Dashboard</text:span></text:a></text:p>
      <text:p text:style-name="P11"><text:span text:style-name="T4">- (Uczeń na tle klasy) </text:span><text:a xlink:type="simple" xlink:href="https://dribbble.com/shots/6653571-Income-Analytics-Dashboard" text:style-name="Internet_20_link" text:visited-style-name="Visited_20_Internet_20_Link"><text:span text:style-name="T3">https://dribbble.com/shots/6653571-Income-Analytics-Dashboard</text:span></text:a></text:p>
      <text:p text:style-name="P11"><text:span text:style-name="T4">- (HomePage Template) </text:span><text:a xlink:type="simple" xlink:href="https://dribbble.com/shots/14203883-Karo-Landing-Page" text:style-name="Internet_20_link" text:visited-style-name="Visited_20_Internet_20_Link"><text:span text:style-name="T3">https://dribbble.com/shots/14203883-Karo-Landing-Page</text:span></text:a></text:p>
      <text:p text:style-name="P11"><text:span text:style-name="T4">- (Calendar Template) </text:span><text:a xlink:type="simple" xlink:href="https://dribbble.com/shots/18475404-TaskMan" text:style-name="Internet_20_link" text:visited-style-name="Visited_20_Internet_20_Link"><text:span text:style-name="T3">https://dribbble.com/shots/18475404-TaskMan</text:span></text:a></text:p>
      <text:p text:style-name="P11"><text:span text:style-name="T4">- (Calendar Template) </text:span><text:a xlink:type="simple" xlink:href="https://dribbble.com/shots/14728530-Paligo-Planner" text:style-name="Internet_20_link" text:visited-style-name="Visited_20_Internet_20_Link"><text:span text:style-name="T3">https://dribbble.com/shots/14728530-Paligo-Planner</text:span></text:a></text:p>
      <text:p text:style-name="P12"><text:span text:style-name="T4">- (Calendar Template) </text:span><text:a xlink:type="simple" xlink:href="https://dribbble.com/shots/17724836-Appointments-Website-Platform-Concept" text:style-name="Internet_20_link" text:visited-style-name="Visited_20_Internet_20_Link"><text:span text:style-name="T3">https://dribbble.com/shots/17724836-Appointments-Website-Platform-Concept</text:span></text:a></text:p>
      <text:p text:style-name="P12"><text:span text:style-name="T4">- (Uczeń Dashboard) </text:span><text:a xlink:type="simple" xlink:href="https://dribbble.com/shots/17577763-WorkSpace-Planner" text:style-name="Internet_20_link" text:visited-style-name="Visited_20_Internet_20_Link"><text:span text:style-name="T3">https://dribbble.com/shots/17577763-WorkSpace-Planner</text:span></text:a></text:p>
      <text:p text:style-name="P12"><text:span text:style-name="T4">- (Calendar Template) </text:span><text:a xlink:type="simple" xlink:href="https://dribbble.com/shots/19310107-Calendar-Working-Hours-for-IT-learning-platform-Lazarev" text:style-name="Internet_20_link" text:visited-style-name="Visited_20_Internet_20_Link"><text:span text:style-name="T3">https://dribbble.com/shots/19310107-Calendar-Working-Hours-for-IT-learning-platform-Lazarev</text:span></text:a></text:p>
      <text:p text:style-name="P12"><text:span text:style-name="T4">- (Calendar Template) </text:span><text:a xlink:type="simple" xlink:href="https://dribbble.com/shots/10752804-Schedule-Calendar-Web-App" text:style-name="Internet_20_link" text:visited-style-name="Visited_20_Internet_20_Link"><text:span text:style-name="T3">https://dribbble.com/shots/10752804-Schedule-Calendar-Web-App</text:span></text:a></text:p>
      <text:p text:style-name="P11"><text:span text:style-name="T4">- </text:span><text:span text:style-name="T10">(Messages Dashboard) </text:span><text:a xlink:type="simple" xlink:href="https://dribbble.com/shots/17818521-LaunchPad-Email-Experience" text:style-name="Internet_20_link" text:visited-style-name="Visited_20_Internet_20_Link">https://dribbble.com/shots/17818521-LaunchPad-Email-Experience</text:a></text:p>
      <text:p text:style-name="P12"><text:span text:style-name="T10">- </text:span><text:span text:style-name="T4">(HomePage Template)</text:span><text:span text:style-name="T10"> </text:span><text:a xlink:type="simple" xlink:href="https://dribbble.com/shots/18963913-Flowmail-Email-Client-Landing-Page" text:style-name="Internet_20_link" text:visited-style-name="Visited_20_Internet_20_Link">https://dribbble.com/shots/18963913-Flowmail-Email-Client-Landing-Page</text:a></text:p>
      <text:p text:style-name="P12"><text:span text:style-name="T10">- (Messages Dashboard) </text:span><text:a xlink:type="simple" xlink:href="https://dribbble.com/shots/18829476-Flowmail-Email-Client-App-Dark" text:style-name="Internet_20_link" text:visited-style-name="Visited_20_Internet_20_Link">https://dribbble.com/shots/18829476-Flowmail-Email-Client-App-Dark</text:a></text:p>
      <text:p text:style-name="P12"><text:span text:style-name="T10">- (Messages Dashboard) </text:span><text:a xlink:type="simple" xlink:href="https://dribbble.com/shots/18060542-Billing" text:style-name="Internet_20_link" text:visited-style-name="Visited_20_Internet_20_Link">https://dribbble.com/shots/18060542-Billing</text:a></text:p>
      <text:p text:style-name="P11"><text:span text:style-name="T10">- (Login/Register Template) </text:span><text:a xlink:type="simple" xlink:href="https://dribbble.com/shots/17794049-Easymail-Sign-Up" text:style-name="Internet_20_link" text:visited-style-name="Visited_20_Internet_20_Link">https://dribbble.com/shots/17794049-Easymail-Sign-Up</text:a></text:p>
      <text:p text:style-name="P12"><text:span text:style-name="T10">- (Messages Dashboard) </text:span><text:a xlink:type="simple" xlink:href="https://dribbble.com/shots/15142673-E-mail-Client-Inbox-Dark-Mode" text:style-name="Internet_20_link" text:visited-style-name="Visited_20_Internet_20_Link">https://dribbble.com/shots/15142673-E-mail-Client-Inbox-Dark-Mode</text:a></text:p>
      <text:p text:style-name="P12"><text:span text:style-name="T10">- </text:span><text:span text:style-name="T11">(Teams) </text:span><text:a xlink:type="simple" xlink:href="https://teams.microsoft.com/_?culture=pl-pl&amp;country=PL&amp;lm=deeplink&amp;lmsrc=homePageWeb&amp;cmpid=WebSignIn#/school/teams-grid/General?ctx=teamsGrid" text:style-name="Internet_20_link" text:visited-style-name="Visited_20_Internet_20_Link"><text:span text:style-name="T10">https://teams.microsoft.com/_?culture=pl-pl&amp;country=PL&amp;lm=deeplink&amp;lmsrc=homePageWeb&amp;cmpid=WebSignIn#/school/teams-grid/General?ctx=teamsGrid</text:span></text:a></text:p>
      <text:p text:style-name="P12"><text:span text:style-name="T10">- </text:span><text:span text:style-name="T11">(Vulcan) </text:span><text:a xlink:type="simple" xlink:href="https://uonetplus.vulcan.net.pl/warszawawola/Start.mvc/Index" text:style-name="Internet_20_link" text:visited-style-name="Visited_20_Internet_20_Link"><text:span text:style-name="T10">https://uonetplus.vulcan.net.pl/warszawawola/Start.mvc/Index</text:span></text:a></text:p>
      <text:p text:style-name="P16"><text:span text:style-name="T4"/></text:p>
      <text:p text:style-name="P15"><text:span text:style-name="T4"/></text:p>
      <text:p text:style-name="P15"><text:span text:style-name="T4"/></text:p>
      <text:p text:style-name="P15"><text:soft-page-break/><text:span text:style-name="T4">4. Grafiki / Zdjęcia</text:span></text:p>
      <text:p text:style-name="P9"><text:span text:style-name="T4">- </text:span><text:a xlink:type="simple" xlink:href="https://undraw.co/search" text:style-name="Internet_20_link" text:visited-style-name="Visited_20_Internet_20_Link"><text:span text:style-name="T3">https://undraw.co/search</text:span></text:a><text:span text:style-name="T4"> </text:span><text:span text:style-name="T12">(Search: School)</text:span></text:p>
      <text:p text:style-name="P9"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8T23:17:49.746000000</dc:date>
    <meta:editing-duration>PT22M46S</meta:editing-duration>
    <meta:editing-cycles>6</meta:editing-cycles>
    <meta:generator>LibreOffice/7.2.2.2$Windows_X86_64 LibreOffice_project/02b2acce88a210515b4a5bb2e46cbfb63fe97d56</meta:generator>
    <meta:document-statistic meta:table-count="0" meta:image-count="0" meta:object-count="0" meta:page-count="3" meta:paragraph-count="51" meta:word-count="335" meta:character-count="3801" meta:non-whitespace-character-count="3515"/>
  </office:meta>
</office:document-meta>
</file>